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2e3" officeooo:paragraph-rsid="0014b2e3"/>
    </style:style>
    <style:style style:name="P2" style:family="paragraph" style:parent-style-name="Standard">
      <style:text-properties officeooo:rsid="0018901a" officeooo:paragraph-rsid="0018901a"/>
    </style:style>
    <style:style style:name="P3" style:family="paragraph" style:parent-style-name="Standard">
      <style:text-properties officeooo:rsid="0018d562" officeooo:paragraph-rsid="0018d562"/>
    </style:style>
    <style:style style:name="P4" style:family="paragraph" style:parent-style-name="Standard">
      <style:text-properties officeooo:rsid="001913c5" officeooo:paragraph-rsid="001913c5"/>
    </style:style>
    <style:style style:name="P5" style:family="paragraph" style:parent-style-name="Standard">
      <style:text-properties officeooo:rsid="001b934f" officeooo:paragraph-rsid="001b934f"/>
    </style:style>
    <style:style style:name="P6" style:family="paragraph" style:parent-style-name="Standard">
      <style:text-properties officeooo:rsid="001d1638" officeooo:paragraph-rsid="001d1638"/>
    </style:style>
    <style:style style:name="T1" style:family="text">
      <style:text-properties officeooo:rsid="0015fd1f"/>
    </style:style>
    <style:style style:name="T2" style:family="text">
      <style:text-properties officeooo:rsid="0016a0c1"/>
    </style:style>
    <style:style style:name="T3" style:family="text">
      <style:text-properties officeooo:rsid="001a19cf"/>
    </style:style>
    <style:style style:name="T4" style:family="text">
      <style:text-properties officeooo:rsid="001b9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>1. Objectifs</text:p>
      <text:p text:style-name="P1">Offrir <text:span text:style-name="T1">au public une nouvelle perception sur le lien entre les boutons et leurs raccourcis.</text:span></text:p>
      <text:p text:style-name="P1">2. Travail à réaliser</text:p>
      <text:p text:style-name="P1">- Développer une API <text:span text:style-name="T2">permettant de créer des boutons animés ainsi que leurs configurations d’animation. </text:span></text:p>
      <text:p text:style-name="P1">- <text:span text:style-name="T2">Intégrer l’API développée dans quelques applications OpenSource</text:span></text:p>
      <text:p text:style-name="P2">3. Description fonctionnelle</text:p>
      <text:p text:style-name="P3">a. API</text:p>
      <text:p text:style-name="P4">- Une JToolBar contenant les boutons animés : <text:span text:style-name="T4">3 types de movement</text:span></text:p>
      <text:p text:style-name="P5">+ Bounce and Lettre</text:p>
      <text:p text:style-name="P5">+ Transformation (ce qui n’est pas l’essentiel de ce projet)</text:p>
      <text:p text:style-name="P5">+ Transparence</text:p>
      <text:p text:style-name="P4">- <text:span text:style-name="T3">Un panneau de configuration</text:span></text:p>
      <text:p text:style-name="P4">- <text:span text:style-name="T4">Connexion des 2 fonctionnalités</text:span></text:p>
      <text:p text:style-name="P6">b. Réalisation d’une application de test</text:p>
      <text:p text:style-name="P6">Une application simple pour montrer au public</text:p>
      <text:p text:style-name="P6">c. Intégrer l’API dans des applications Open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07:40.885447322</meta:creation-date>
    <dc:date>2018-02-07T17:53:11.296816120</dc:date>
    <meta:editing-duration>PT3M28S</meta:editing-duration>
    <meta:editing-cycles>1</meta:editing-cycles>
    <meta:document-statistic meta:table-count="0" meta:image-count="0" meta:object-count="0" meta:page-count="1" meta:paragraph-count="17" meta:word-count="110" meta:character-count="700" meta:non-whitespace-character-count="606"/>
    <meta:generator>LibreOffice/5.1.6.2$Linux_X86_64 LibreOffice_project/10m0$Build-2</meta:generator>
  </office:meta>
</office:document-meta>
</file>